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8%" draw:opacity-name="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opacity-name="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4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opacity="18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2.43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4.064cm" svg:x="7.35cm" svg:y="22.336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7.35cm" svg:y="8.62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8.62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4.8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19.415cm">
          <text:p text:style-name="P1"><text:span text:style-name="T1">Docker container:</text:span></text:p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7.35cm" svg:y="19.396cm">
          <text:p text:style-name="P1"><text:span text:style-name="T1">Docker container:</text:span></text:p>
          <text:p text:style-name="P1"><text:span text:style-name="T1">senzing/mysql-in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23.225cm">
          <text:p text:style-name="P1"><text:span text:style-name="T1">Docker container:</text:span></text:p>
          <text:p text:style-name="P1"><text:span text:style-name="T1">phpmyadmin/phpmy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3.667cm" svg:y="13.108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2.524cm" svg:y="14.144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391cm" svg:y="15.1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1.016cm" svg:x="1.254cm" svg:y="24.314cm">
          <text:p text:style-name="P5"><text:span text:style-name="T2">phpMy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8" draw:layer="layout" svg:width="1.489cm" svg:height="1.816cm" svg:x="4.021cm" svg:y="19.858cm">
          <text:p text:style-name="P7"><text:span text:style-name="T2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9" draw:layer="layout" svg:width="4.445cm" svg:height="0.762cm" svg:x="1.262cm" svg:y="6.113cm">
          <text:p text:style-name="P7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445cm" svg:height="1.09cm" svg:x="1.632cm" svg:y="16.213cm">
          <text:p text:style-name="P7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5.318cm" svg:y1="2.778cm" svg:x2="5.356cm" svg:y2="6.081cm">
          <text:p/>
        </draw:line>
        <draw:line draw:style-name="gr9" draw:text-style-name="P11" draw:layer="layout" svg:x1="5.321cm" svg:y1="6.942cm" svg:x2="5.318cm" svg:y2="9.89cm">
          <text:p/>
        </draw:line>
        <draw:custom-shape draw:style-name="gr10" draw:text-style-name="P6" draw:layer="layout" svg:width="4.445cm" svg:height="0.762cm" svg:x="1.362cm" svg:y="9.913cm">
          <text:p text:style-name="P7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5.709cm" svg:y1="10.398cm" svg:x2="7.604cm" svg:y2="10.398cm">
          <text:p/>
        </draw:line>
        <draw:custom-shape draw:style-name="gr10" draw:text-style-name="P6" draw:layer="layout" svg:width="4.445cm" svg:height="0.762cm" svg:x="7.662cm" svg:y="9.913cm">
          <text:p text:style-name="P7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5.319cm" svg:y1="10.642cm" svg:x2="5.319cm" svg:y2="16.113cm">
          <text:p/>
        </draw:line>
        <draw:line draw:style-name="gr9" draw:text-style-name="P11" draw:layer="layout" svg:x1="5.318cm" svg:y1="17.383cm" svg:x2="5.318cm" svg:y2="20.09cm">
          <text:p/>
        </draw:line>
        <draw:line draw:style-name="gr11" draw:text-style-name="P11" draw:layer="layout" svg:x1="7.403cm" svg:y1="20.298cm" svg:x2="5.508cm" svg:y2="20.298cm">
          <text:p/>
        </draw:line>
        <draw:line draw:style-name="gr9" draw:text-style-name="P11" draw:layer="layout" svg:x1="5.318cm" svg:y1="21.701cm" svg:x2="5.318cm" svg:y2="24.09cm">
          <text:p/>
        </draw:line>
        <draw:custom-shape draw:style-name="gr12" draw:text-style-name="P9" draw:layer="layout" svg:width="3.81cm" svg:height="0.762cm" svg:x="7.904cm" svg:y="24.214cm">
          <text:p text:style-name="P7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81cm" svg:height="0.762cm" svg:x="7.904cm" svg:y="25.23cm">
          <text:p text:style-name="P7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81cm" svg:height="0.762cm" svg:x="7.904cm" svg:y="23.2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4.445cm" svg:height="0.762cm" svg:x="1.2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8-12-14T18:18:46.344385542</dc:date>
    <meta:editing-duration>PT35M59S</meta:editing-duration>
    <meta:editing-cycles>14</meta:editing-cycles>
    <meta:generator>LibreOffice/6.0.6.2$Linux_X86_64 LibreOffice_project/00m0$Build-2</meta:generator>
    <meta:document-statistic meta:object-count="29"/>
  </office:meta>
</office:document-meta>
</file>